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ACHING KEVIN - CHAPTER 4 - TO BUILD A HOME</text:p>
      <text:p text:style-name="Standard"/>
      <text:p text:style-name="Standard">There is a house built out of stone</text:p>
      <text:p text:style-name="Standard">Wooden floors, walls and window sills</text:p>
      <text:p text:style-name="Standard">Tables and chairs worn by all of the dust</text:p>
      <text:p text:style-name="Standard">This is a place where I don't feel alone</text:p>
      <text:p text:style-name="Standard">This is a place where I feel at home</text:p>
      <text:p text:style-name="Standard"/>
      <text:p text:style-name="Standard">--- Cinematic Orchestra, To Build a Home</text:p>
      <text:p text:style-name="Standard"/>
      <text:p text:style-name="Standard">SHELLY</text:p>
      <text:p text:style-name="Standard"/>
      <text:p text:style-name="Standard">There exists in Los Angeles a large open flat. <text:s/>It was some time ago boarded up, I know as I have been there since. <text:s/>There was a time when three skiltaire lived there and a free roaming soul drifted in and out. <text:s/>On the planet known locally as Earth there are three classes of skiltaire, with the third having a subclass known as relater.</text:p>
      <text:p text:style-name="Standard"/>
      <text:p text:style-name="Standard">No not realtor, although some of them may be. <text:s/>In this flat there lived Snowdrop, Shimmer and Tek. <text:s/>Three skiltaire of classes pet, dependent and independent as identified by the humans' testing process. A pet, you see, is a skiltaire that is completely dependent on others as much as any domestic dog or cat. They cannot speak or choose not to, or if they speak they may speak very few words and their minds do not process them the way a dependent might. Shimmer is the pet, Tek the dependent and Snowdrop the independent <text:s/>Their relator is know as Sy.</text:p>
      <text:p text:style-name="Standard"/>
      <text:p text:style-name="Standard">The dependent skiltaire, or class two like Tek, has a mental capacity like that of an adolescent human, leaning toward younger. They need to be looked after but can usually take care of themselves. They help to take care of class one pets like Shimmer. <text:s/>The independents think like a middle aged human. They are capable of complex tasks such as running <text:s/>household, budgeting, cooking and negotiating for resources. <text:s/>Then there's the relator.</text:p>
      <text:p text:style-name="Standard"/>
      <text:p text:style-name="Standard">A relator is a special class of skiltaire we all admire. The relator is a martyr, a hero, a speaker of many languages and a liaison. <text:s/>He may have many charges, classes one through three, to whom he dispenses advice, provides resources and with whom he shares physical, mutual satisfaction. <text:s/>They serve as the interference between the skiltaire mutual existence and the human society. <text:s/>The relater often lives with his own group, as is the case with Sy, and administers to many groups such as mine. <text:s/>Though when I arrive into my group, I will always have a dependent on top of me. <text:s/>That is Tek.</text:p>
      <text:p text:style-name="Standard"/>
      <text:p text:style-name="Standard">Tek is a beautiful moment. <text:s/>He was raised on a space station by a computer where he lived entirely alone for the young portion of his life, and learned to speak from a computer synthesizer. <text:s/>Because he never knew what it was to experience physical contact with other skiltaire, he now needs to catch up. <text:s/>He is always hungry for affection. <text:s/>Now is an ever moving moment in time that may never find a home. <text:s/>As I step inside, he will be on top of me, hugging me, feeling me, trying to absorb my confidence like a sponge and inserting whatever will fit. <text:s/>The most gratifying physical encounters I've had have been with Tek because he puts all he has into it, and into me. <text:s/>His wick has been lit, he is a burning candle, and in time all that hard body will be spread out and the flame will be gone. <text:s/>I give him all I can, but something is always held back. <text:s/>For all he has to give, he needs much more than I have in return. <text:s/>I will give him an hour of my time and then he will go tease Shimmer and play with his toys. <text:s/>I couldn't stop him if I wanted to. I am Tek's toy for a moment.</text:p>
      <text:p text:style-name="Standard"/>
      <text:p text:style-name="Standard"><text:soft-page-break/>Snowdrop keeps the home together. She settles our differences and brings us our oneness, being the bridge. <text:s/>Given that, the distance between her and our relater is unexpected and confounded. <text:s/>We are the bridge to him for her, making Snowdrop an islet to our archipelago. <text:s/>She has an aqua body with two stripes that burn like lit powder down her back, extinguished by the frigid white of her paws. <text:s/>She takes on the human habit of worrying, saving us from it, all. <text:s/>As the only independent to live in the flat full time, she brings the food, pays the bill, walks the line. <text:s/>When it's time, I visit and bring the news from Snowdrop to Sy, then I return with all the affection, which I give to Tek, who then gives it to her. <text:s/>Between myself and the other two, Snowdrop and Shimmer, there is Tek. <text:s/>We're burning both ends of the candle. <text:s/>I am Snowdrop's ally.</text:p>
      <text:p text:style-name="Standard"/>
      <text:p text:style-name="Standard">Tek is fond of saying "do not stick your dick in crazy, cuz." <text:s/>He says it just like that, in his peculiar way. <text:s/>He has an assertion about Shimmer to the tone of frantic, parts missing, emotionally charged. <text:s/>When I am there it is clear that he loves her, but wishes he did not. <text:s/>Their carnal interactions are hurried, detached, physical. <text:s/>And there are many of them, Snowdrop reproachful to Tek and his burning passion. <text:s/>Despite his own statements to me about the physical part of our relationship, myself with Shimmer, he makes himself the guilty victim of his own advice. <text:s/>With Shimmer, the feral and clear-eyed pet of our band, I feel more relaxed and better able to perform; to satisfy without shoveling coal into the burning fire of an emotional steam engine that has to keep moving. <text:s/>She wants me, she expects me, but she burns slow and steady without me. I am Shimmer's friend.</text:p>
      <text:p text:style-name="Standard"/>
      <text:p text:style-name="Standard">The flat stands with its occupants missing now. <text:s/>I still have a key and the key works. <text:s/>We fell apart in the way that skiltaire do, moving to our places, each. <text:s/>I visit that place still today, on some days when I'm in town to remember. <text:s/>I stand in the middle of the cold, empty, dusty room surrounded by dingy-cornered window panes and I can feel the air moving as Tek rushes to me to throw himself on me. <text:s/>I can smell the heady musk of Shimmer's unbathed and yet well groomed body and feel her timid arms sliding around my belly as her face presses to my back. <text:s/>I feel Snowdrop's presence, standing nearby but just outside of my warm spot, offering nothing yet welcoming everything. <text:s/>Some day I will leave that key lying on the cold floor, locking myself out so I don't have to keep going back, but for now I keep it as my sole possession <text:s/>Or it me.</text:p>
      <text:p text:style-name="Standard"/>
      <text:p text:style-name="Standard">On this particular day Tek has been eating potato chips. <text:s/>I can smell them on his breath and on his greasy fingers that press into my clean fur. <text:s/>He grips my body without regard for anticipation nor my travel weary body's inflexibility. <text:s/>I relax as the technicolor vibrancy of his emotions washes over me, oily fingers reaching into my belly, spreading like white butterflies over my chest. <text:s/>I feel a question mark and reach for his hands as he anxiously and quickly positions himself, belly to my back and presses his chest to my shoulders, squeezing me tightly until my breath is exhausted. <text:s/>He makes the happy grunts and delighted squeaks that send clear cascades of chilly pine sensation shooting up my spine where the cloy clouds my ears with the pulsing of my own heart. <text:s/>There was a time when this was a painful but necessary event, sharp and bitter and delicious like that sliver of shell in a sweet pecan pie. But since he's joined us Tek's body has found the rhythm, the angle, the pressure and the spark that makes us all weak in the knees, making us to fall over as I have just done to be bitten, shoved, zapped with his unique bio-electric charge and soothed by grabbing, squeezing hands that are apologetic in retrospect, but never in the moment. <text:s/>When we have finished our extended greeting Tek demands to have his hands wiped clean before he handles his stuffed toys. This time it is forty-five minutes, and it's growing a shorter each time.</text:p>
      <text:p text:style-name="Standard"/>
      <text:p text:style-name="Standard">While Tek rolls on the carpets in afterglow and cuddles his stuffed animals, mumbling happily to himself in broken English, I chat with Snowdrop and clean up. Snowdrop rolls here eyes at Tek and shakes her head. Her turn to play the hypocrite since we both know she'll be the next to wipe his hands <text:soft-page-break/>clean. Shimmer creeps up on Tek and snatches one of his stuffed animals when he's not watching, her psy grayed out so no one can feel, slinking away into the bedroom where Tek will have to follow if he ever wants to see his toy again. <text:s/>I pretend to see nothing and address the elephant in the room that is not stuffed.</text:p>
      <text:p text:style-name="Standard"/>
      <text:p text:style-name="Standard">Although Tek and Shimmer are oblivious, Snowdrop has sensed what I have to say already. In the long standing tradition of skiltaire living among sentient host races I use my words to say what need not be said.</text:p>
      <text:p text:style-name="Standard"/>
      <text:p text:style-name="Standard">"I will be in Oregon for a while because of my new companion. <text:s/>I think we both have a lot of learning to do. <text:s/>I have to see if we can change for the better. <text:s/>I think there's a lot to him, but he needs building up."</text:p>
      <text:p text:style-name="Standard"/>
      <text:p text:style-name="Standard">Snowdrop says she thinks Tek will want to join me on my journey. <text:s/>I don't think she's saying Tek will want to go as much as she wants me to take him with me. <text:s/>I'm not certain Kevin will accept me, however I'm certain he wouldn't accept me and another skiltaire, particularly as one as vibrant as Tek. <text:s/>As outspoken as Tek can be, he'd grind on Kevin's nerves. <text:s/>Maybe he can come for a visit when Kevin and I have grown together more. <text:s/>It's a long drive ahead, so I glance around for Tek and Shimmer. <text:s/>Tek has followed Shimmer into the bedroom where I can hear the squeaks and thumps of wrestling skiltaire. <text:s/>I can sense that Tek already knows I'm about to leave and that he's resisting the urge to cling to me and plead with me to stay longer. <text:s/>He doesn't seem to want to join me, which makes me slightly more concerned about what he wants, ultimately. <text:s/>He wants to stay here and he wants to be loved, but he's moving toward a moment of finality. <text:s/>There's a palpable tension that was not there when I arrived. <text:s/>I use the phone to call my driver who has lost his fascination with In-n-Out Burger. <text:s/>He delivers a sigh of relieve that it is time to head north and says he'll meet me outside in five minu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09T19:25:18.62</meta:creation-date>
    <meta:document-statistic meta:table-count="0" meta:image-count="0" meta:object-count="0" meta:page-count="3" meta:paragraph-count="21" meta:word-count="1785" meta:character-count="9571" meta:non-whitespace-character-count="7734"/>
    <dc:date>2012-02-09T19:26:01.68</dc:date>
    <meta:editing-duration>PT43S</meta:editing-duration>
    <meta:editing-cycles>1</meta:editing-cycles>
    <meta:generator>LibreOffice/3.4$Win32 LibreOffice_project/340m1$Build-502</meta:generator>
  </office:meta>
</office:document-meta>
</file>